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7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6" style:family="paragraph" style:parent-style-name="Table_20_Heading">
      <style:text-properties fo:font-size="12pt" style:font-size-asian="12pt" style:font-size-complex="12pt"/>
    </style:style>
    <style:style style:name="P147" style:family="paragraph" style:parent-style-name="Table_20_Contents">
      <style:text-properties style:font-name="Liberation Sans" fo:font-size="12pt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9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0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0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1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3" style:family="paragraph" style:parent-style-name="Table_20_Contents">
      <style:text-properties fo:font-size="12p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5" style:family="paragraph" style:parent-style-name="Standard">
      <style:paragraph-properties fo:break-before="page"/>
    </style:style>
    <style:style style:name="P17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9" style:family="paragraph" style:parent-style-name="Standard">
      <style:paragraph-properties fo:background-color="transparent">
        <style:background-image/>
      </style:paragraph-properties>
    </style:style>
    <style:style style:name="P18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8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8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8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9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2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3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4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5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6" style:family="paragraph" style:parent-style-name="Table_20_Contents">
      <style:paragraph-properties fo:margin-top="0cm" fo:margin-bottom="0.499cm"/>
    </style:style>
    <style:style style:name="P19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0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2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3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4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4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43" style:family="paragraph" style:parent-style-name="Standard" style:list-style-name="L8">
      <style:text-properties fo:language="en" fo:country="US" style:text-underline-style="none"/>
    </style:style>
    <style:style style:name="P244" style:family="paragraph" style:parent-style-name="Standard" style:list-style-name="L10"/>
    <style:style style:name="P245" style:family="paragraph" style:parent-style-name="Standard" style:list-style-name="L38">
      <style:text-properties fo:font-size="12pt" style:font-size-asian="12pt" style:font-size-complex="12pt"/>
    </style:style>
    <style:style style:name="P246" style:family="paragraph" style:parent-style-name="Standard" style:list-style-name="L63">
      <style:text-properties fo:font-size="12pt" style:font-size-asian="12pt" style:font-size-complex="12pt"/>
    </style:style>
    <style:style style:name="P247" style:family="paragraph" style:parent-style-name="Standard" style:list-style-name="L64">
      <style:text-properties fo:font-size="12pt" style:text-underline-style="none" style:font-size-asian="12pt" style:font-size-complex="12pt"/>
    </style:style>
    <style:style style:name="P248" style:family="paragraph" style:parent-style-name="Standard" style:list-style-name="L65">
      <style:text-properties fo:font-size="12pt" style:text-underline-style="none" style:font-size-asian="12pt" style:font-size-complex="12pt"/>
    </style:style>
    <style:style style:name="P249" style:family="paragraph" style:parent-style-name="Standard" style:list-style-name="L65">
      <style:text-properties fo:font-size="12pt" style:text-underline-style="solid" style:text-underline-width="auto" style:text-underline-color="font-color" style:font-size-asian="12pt" style:font-size-complex="12pt"/>
    </style:style>
    <style:style style:name="P250" style:family="paragraph" style:parent-style-name="Standard" style:list-style-name="L51"/>
    <style:style style:name="P251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52" style:family="paragraph" style:parent-style-name="Standard" style:list-style-name="L54"/>
    <style:style style:name="P253" style:family="paragraph" style:parent-style-name="Standard" style:list-style-name="L58"/>
    <style:style style:name="P254" style:family="paragraph" style:parent-style-name="Standard" style:list-style-name="L60"/>
    <style:style style:name="P255" style:family="paragraph" style:parent-style-name="Standard" style:list-style-name="L61"/>
    <style:style style:name="P256" style:family="paragraph" style:parent-style-name="Standard" style:list-style-name="L62"/>
    <style:style style:name="P25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3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4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65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6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7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8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9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7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74" style:family="paragraph" style:parent-style-name="Table_20_Contents" style:list-style-name="L36">
      <style:paragraph-properties fo:text-align="justify" style:justify-single-word="false"/>
    </style:style>
    <style:style style:name="P275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6" style:family="paragraph" style:parent-style-name="Table_20_Contents" style:list-style-name="L57"/>
    <style:style style:name="P277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ans" style:text-underline-style="none"/>
    </style:style>
    <style:style style:name="T14" style:family="text">
      <style:text-properties style:font-name="Liberation Sans" style:text-underline-style="none" fo:background-color="#f9f9f9"/>
    </style:style>
    <style:style style:name="T15" style:family="text">
      <style:text-properties style:font-name="Liberation Sans" fo:language="en" fo:country="US"/>
    </style:style>
    <style:style style:name="T16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2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fo:background-color="#ffff00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2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6" style:family="text">
      <style:text-properties fo:font-style="italic" fo:background-color="#ffff00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background-color="#ffff00"/>
    </style:style>
    <style:style style:name="T29" style:family="text">
      <style:text-properties fo:color="#ff0000"/>
    </style:style>
    <style:style style:name="T30" style:family="text">
      <style:text-properties fo:color="#ff0000" fo:background-color="transparent"/>
    </style:style>
    <style:style style:name="T31" style:family="text">
      <style:text-properties fo:color="#00ff00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34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35" style:family="text">
      <style:text-properties style:font-name-asian="Liberation Sans1" style:font-name-complex="Liberation Sans1"/>
    </style:style>
    <style:style style:name="T36" style:family="text">
      <style:text-properties fo:background-color="transparent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style="normal" style:text-underline-style="none" style:font-style-asian="normal" style:font-style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style:style style:name="T41" style:family="text">
      <style:text-properties style:font-name="Liberation Sans2"/>
    </style:style>
    <style:style style:name="T42" style:family="text">
      <style:text-properties style:font-name="Liberation Sans1" style:font-name-asian="Liberation Sans1" style:font-name-complex="Liberation Sans1"/>
    </style:style>
    <style:style style:name="T43" style:family="text">
      <style:text-properties fo:color="#ff00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1">Рабочая среда</text:p>
          </table:table-cell>
          <table:table-cell table:style-name="Таблица1.A1" office:value-type="string">
            <text:p text:style-name="P153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5">любой терминал (xterm, rxvt, mrxvt, ...)</text:p>
      <text:p text:style-name="P8"/>
      <text:p text:style-name="P8">Windows:</text:p>
      <text:list xml:id="list515520013" text:style-name="L1">
        <text:list-item>
          <text:p text:style-name="P197">установить Ruby для Windows, запускать через виндозный cmd</text:p>
          <text:p text:style-name="P197">&gt;&gt;&gt; показать Start/Run/cmd</text:p>
        </text:list-item>
        <text:list-item>
          <text:p text:style-name="P197">установить cygwin и получить линукс под виндой</text:p>
        </text:list-item>
        <text:list-item>
          <text:p text:style-name="P197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2058168649" text:style-name="L2">
        <text:list-item>
          <text:p text:style-name="P198">установка</text:p>
        </text:list-item>
        <text:list-item>
          <text:p text:style-name="P198">удаление</text:p>
        </text:list-item>
        <text:list-item>
          <text:p text:style-name="P198">обновление</text:p>
        </text:list-item>
        <text:list-item>
          <text:p text:style-name="P198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5">pwd</text:p>
      <text:p text:style-name="P135">ls</text:p>
      <text:p text:style-name="P135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5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232616417" text:style-name="L3">
        <text:list-item>
          <text:p text:style-name="P199">имеющий подсветку синтаксиса для данного языка</text:p>
        </text:list-item>
        <text:list-item>
          <text:p text:style-name="P199">позволяющий задавать <text:span text:style-name="T1">формат конца строки</text:span>.</text:p>
        </text:list-item>
      </text:list>
      <text:p text:style-name="P8"/>
      <text:list xml:id="list1587200919" text:style-name="L4">
        <text:list-item>
          <text:p text:style-name="P200">emacs (swiss army knife)</text:p>
        </text:list-item>
        <text:list-item>
          <text:p text:style-name="P200">sublime text (есть подсказки по языковым конструкциям!)</text:p>
        </text:list-item>
        <text:list-item>
          <text:p text:style-name="P200">Edit Plus</text:p>
        </text:list-item>
        <text:list-item>
          <text:p text:style-name="P200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43">Демонстрация \r</text:p>
      <text:p text:style-name="P8"/>
      <text:p text:style-name="P137"><text:soft-page-break/>&gt; echo -e “hello\r” # отличий не видно</text:p>
      <text:p text:style-name="P137">&gt; echo -e “hello\rH” # =&gt; Hello</text:p>
      <text:p text:style-name="P144"/>
      <text:p text:style-name="P137">&gt; for i in `seq 1 10`; do echo $i; done; echo “”</text:p>
      <text:p text:style-name="P137">&gt; for i in `seq 1 10`; do echo -n $i; done; echo “” <text:s text:c="7"/># =&gt; 12345678910</text:p>
      <text:p text:style-name="P137">&gt; for i in `seq 1 10`; do echo -ne “$i\r”; done; echo “” # =&gt; 10</text:p>
      <text:p text:style-name="P136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574497590" text:style-name="L5">
        <text:list-header>
          <text:p text:style-name="P257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1786631733" text:style-name="L6">
        <text:list-header>
          <text:p text:style-name="P258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Консоль Руби </text:p>
            <text:p text:style-name="P151">Встроенная документация по руби</text:p>
            <text:p text:style-name="P151">Переменные</text:p>
            <text:p text:style-name="P151">Всякое разное</text:p>
          </table:table-cell>
          <table:table-cell table:style-name="Table1.A1" office:value-type="string">
            <text:p text:style-name="P153">Занятие 2</text:p>
            <text:p text:style-name="P153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4">ruby-1.9.2-p290</text:p>
      <text:p text:style-name="P134">ruby-1.9.3-p448 </text:p>
      <text:p text:style-name="P134">ruby-1.9.3-rc1 </text:p>
      <text:p text:style-name="P134">ruby-2.0.0-p247 </text:p>
      <text:p text:style-name="P134"/>
      <text:p text:style-name="P23">где применяется ruby</text:p>
      <text:p text:style-name="P23"/>
      <text:list xml:id="list1077051490" text:style-name="L7">
        <text:list-item>
          <text:p text:style-name="P222">консольные утилиты </text:p>
        </text:list-item>
      </text:list>
      <text:list xml:id="list1119794739" text:style-name="L8">
        <text:list-item>
          <text:p text:style-name="P243"><text:span text:style-name="T17">gui (tk) –</text:span><text:span text:style-name="T17"> Oh, no!</text:span></text:p>
        </text:list-item>
        <text:list-item>
          <text:p text:style-name="P223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1">"hello"[0] <text:s text:c="3"/>#=&gt; 104</text:p>
      <text:p text:style-name="P131"/>
      <text:p text:style-name="P86">ruby 1.9.x и 2.0.0</text:p>
      <text:p text:style-name="P86"/>
      <text:p text:style-name="P131">"hello"[0] <text:s text:c="3"/>#=&gt; “h”</text:p>
      <text:p text:style-name="P134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7">irb – интерактивный руби </text:span><text:span text:style-name="T17">(REPL - read, evaluate, print, loop)</text:span></text:p>
      <text:p text:style-name="P28"/>
      <text:p text:style-name="P43"><text:span text:style-name="T17">&gt;&gt;&gt; Демонстрация, </text:span><text:span text:style-name="T17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1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32">9/4 <text:s text:c="14"/>#=&gt;2 <text:s text:c="2"/>удивлены?</text:p>
      <text:p text:style-name="P132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32">“oo” + “ps” <text:s text:c="6"/>#=&gt;”oops” <text:s/># конкатенация строк</text:p>
      <text:p text:style-name="P132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32">num = 6+3</text:p>
      <text:p text:style-name="P132">num += 2</text:p>
      <text:p text:style-name="P132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7">Полезные </text:span><text:span text:style-name="T17">утилиты – ri</text:span></text:p>
      <text:p text:style-name="P36"/>
      <text:p text:style-name="P43"><text:span text:style-name="T17">ri – (ruby informat</text:span><text:span text:style-name="T17">i</text:span><text:span text:style-name="T17">on) – </text:span><text:span text:style-name="T17">справочная </text:span><text:span text:style-name="T17">система руби (в консоли)</text:span></text:p>
      <text:p text:style-name="P28"/>
      <text:p text:style-name="P131">&gt;ri --help</text:p>
      <text:p text:style-name="P131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7">&gt;&gt;&gt; Объяснить, что они видят в следующем задании. </text:span><text:span text:style-name="T17">один и тот же метод определен в разных классах.</text:span></text:p>
      <text:p text:style-name="P10">&gt;&gt;&gt; <text:span text:style-name="T21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21">Имена </text:span><text:span text:style-name="T21">переменных и констант состоят из:</text:span></text:p>
      <text:list xml:id="list2040201417" text:style-name="L9">
        <text:list-item>
          <text:p text:style-name="P224">буквы</text:p>
        </text:list-item>
        <text:list-item>
          <text:p text:style-name="P224">цифры (не может быть первой)</text:p>
        </text:list-item>
        <text:list-item>
          <text:p text:style-name="P224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0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21"><text:tab/></text:span><text:span text:style-name="T23">S</text:span><text:span text:style-name="T21">tring, Array</text:span><text:span text:style-name="T22">, Hash</text:span></text:p>
      <text:p text:style-name="P25"><text:tab/>Enumerable, Comparable</text:p>
      <text:p text:style-name="P2"><text:span text:style-name="T21"><text:tab/></text:span><text:span text:style-name="T23">M</text:span><text:span text:style-name="T21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1">Типы данных</text:p>
            <text:p text:style-name="P151">Операции:</text:p>
            <text:p text:style-name="P151"><text:s/>* интерполяция</text:p>
            <text:p text:style-name="P151"><text:s/>* regular expression matching</text:p>
            <text:p text:style-name="P151">управляющие структуры</text:p>
            <text:p text:style-name="P151"><text:s/>* if</text:p>
            <text:p text:style-name="P151"><text:s/>* while</text:p>
          </table:table-cell>
          <table:table-cell table:style-name="Таблица2.A1" office:value-type="string">
            <text:p text:style-name="P153">Занятие 3</text:p>
            <text:p text:style-name="P153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618214993" text:style-name="L10">
        <text:list-item>
          <text:p text:style-name="P225">что такое irb и ri?</text:p>
        </text:list-item>
        <text:list-item>
          <text:p text:style-name="P225">в hello.upcase, как называется часть upcase (ответ: метод)</text:p>
        </text:list-item>
        <text:list-item>
          <text:p text:style-name="P225">какая разница между # и . перед названием метода при обращении в ri: например String#upcase и String.new</text:p>
        </text:list-item>
        <text:list-item>
          <text:p text:style-name="P225">Чем отличаются переменные от констант</text:p>
        </text:list-item>
        <text:list-item>
          <text:p text:style-name="P225">Как именуются переменные, каким регулярным выражением вы бы это описали. Ответ: [_a-z][A-Za-z_0-9]</text:p>
        </text:list-item>
        <text:list-item>
          <text:p text:style-name="P244"><text:span text:style-name="T19">Как именуются константы, опишите это регулярным выражением. </text:span><text:span text:style-name="T19">Ответ:</text:span><text:span text:style-name="T19"> [A-Z][A-Za-z_0-9]</text:span></text:p>
        </text:list-item>
        <text:list-item>
          <text:p text:style-name="P244"><text:span text:style-name="T19">Назовите константы, испол</text:span><text:span text:style-name="T19">ь</text:span><text:span text:style-name="T19">зу</text:span><text:span text:style-name="T19">я</text:span><text:span text:style-name="T19"> кот</text:span><text:span text:style-name="T19">о</text:span><text:span text:style-name="T19">рые можно вывести данные в пото</text:span><text:span text:style-name="T19">к</text:span><text:span text:style-name="T19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678167105" text:style-name="L11">
        <text:list-item>
          <text:p text:style-name="P226">допустимые значения и свойства</text:p>
        </text:list-item>
        <text:list-item>
          <text:p text:style-name="P226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479750699" text:style-name="L12">
        <text:list-item>
          <text:p text:style-name="P227">численные: Integer, Float, Fixnum (&lt;Integer), Bignum (&lt;Integer), Numeric</text:p>
        </text:list-item>
        <text:list-item>
          <text:p text:style-name="P227">строковые String</text:p>
        </text:list-item>
        <text:list-item>
          <text:p text:style-name="P227">логические (булевские = boolean): FalseClass, TrueClass</text:p>
        </text:list-item>
        <text:list-item>
          <text:p text:style-name="P232">File, IO, Symbol</text:p>
        </text:list-item>
        <text:list-item>
          <text:p text:style-name="P232">Array</text:p>
        </text:list-item>
        <text:list-item>
          <text:p text:style-name="P232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53965096" text:style-name="L13">
        <text:list-item>
          <text:p text:style-name="P228">Dictionary, PartOfSpeechDictionary</text:p>
        </text:list-item>
        <text:list-item>
          <text:p text:style-name="P228">Sentence</text:p>
        </text:list-item>
        <text:list-item>
          <text:p text:style-name="P228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334521895" text:style-name="L14">
        <text:list-item>
          <text:p text:style-name="P229">динамическая типизация (shell, awk, ruby, python,...) /dynamically typed language/</text:p>
        </text:list-item>
        <text:list-item>
          <text:p text:style-name="P229">статическая типизация (С, Java)</text:p>
        </text:list-item>
      </text:list>
      <text:p text:style-name="P25"/>
      <text:p text:style-name="P25">При статической типизации</text:p>
      <text:list xml:id="list1442053061" text:style-name="L15">
        <text:list-item>
          <text:p text:style-name="P230">тип переменной задается сразу</text:p>
          <text:p text:style-name="P262">пример в C: int a = 20</text:p>
        </text:list-item>
        <text:list-item>
          <text:p text:style-name="P230">тип переменной нельзя изменить в процессе работы</text:p>
        </text:list-item>
      </text:list>
      <text:p text:style-name="P145">пример: a = “now this is a string” </text:p>
      <text:list xml:id="list292531542" text:continue-numbering="true" text:style-name="L15">
        <text:list-header>
          <text:p text:style-name="P26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972032385" text:style-name="L16">
        <text:list-item>
          <text:list>
            <text:list-item>
              <text:p text:style-name="P231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30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9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8">expression-that-is-</text:span><text:span text:style-name="T26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8">i=0, j=0 </text:p>
      <text:p text:style-name="P138">i=1, j=1 </text:p>
      <text:p text:style-name="P138">i=2, j=3 </text:p>
      <text:p text:style-name="P50">&gt;&gt;&gt; Почему цикл не пошел на следующую итерацию?</text:p>
      <text:p text:style-name="P138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A2" office:value-type="string">
            <text:p text:style-name="P147"/>
          </table:table-cell>
          <table:table-cell table:style-name="Table37.D2" office:value-type="string">
            <text:p text:style-name="P147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9">String#chomp String#chomp!</text:p>
      <text:p text:style-name="P139">String#chop <text:s text:c="3"/>String#chop!</text:p>
      <text:p text:style-name="P139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30">us</text:span><text:span text:style-name="T30">e</text:span><text:span text:style-name="T30">r</text:span>/bin/ruby</text:p>
      <text:p text:style-name="P2"/>
      <text:p text:style-name="P2">while line = gets</text:p>
      <text:p text:style-name="P2"><text:s text:c="4"/><text:span text:style-name="T28">line = </text:span><text:span text:style-name="T2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30">elseif</text:span> line &lt; 0 <text:s/><text:span text:style-name="T29"># line is a string</text:span></text:p>
      <text:p text:style-name="P2"><text:s text:c="7"/>puts line + “ is a negative number”</text:p>
      <text:p text:style-name="P2"><text:s text:c="4"/><text:span text:style-name="T29">elseif</text:span> line == “0”</text:p>
      <text:p text:style-name="P2"><text:s text:c="7"/>puts line + “ is zero”</text:p>
      <text:p text:style-name="P2"><text:s text:c="4"/><text:span text:style-name="T29">elseif</text:span> # should be else</text:p>
      <text:p text:style-name="P2"><text:s text:c="7"/>puts “#{line} is a negative number”</text:p>
      <text:p text:style-name="P2"><text:s text:c="4"/># <text:span text:style-name="T29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1">Решение задач</text:p>
          </table:table-cell>
          <table:table-cell table:style-name="Table2.A1" office:value-type="string">
            <text:p text:style-name="P153">Занятие 4</text:p>
            <text:p text:style-name="P153">(60 мин)</text:p>
          </table:table-cell>
        </table:table-row>
      </table:table>
      <text:p text:style-name="P28"/>
      <text:p text:style-name="P28">Вопросы:</text:p>
      <text:p text:style-name="P28"/>
      <text:list xml:id="list210105245" text:style-name="L17">
        <text:list-item>
          <text:p text:style-name="P233">На что влияет тип данных?</text:p>
        </text:list-item>
        <text:list-item>
          <text:p text:style-name="P233">Как Руби знает, к какому типу относится тот или иной программный объект?</text:p>
        </text:list-item>
      </text:list>
      <text:list xml:id="list1695190581" text:style-name="L18">
        <text:list-item>
          <text:p text:style-name="P263">В двойных/одинарных кавычках это … ? – String</text:p>
        </text:list-item>
        <text:list-item>
          <text:p text:style-name="P263">В квадратных скобках это … ? – Array</text:p>
        </text:list-item>
        <text:list-item>
          <text:p text:style-name="P263">В фигурный скобках это ... ? -- Hash</text:p>
        </text:list-item>
        <text:list-item>
          <text:p text:style-name="P263">Как задать диапазон? – .. или ...</text:p>
        </text:list-item>
      </text:list>
      <text:list xml:id="list185756588" text:continue-list="list210105245" text:style-name="L17">
        <text:list-item>
          <text:p text:style-name="P233">Можно ли изменить тип переменной в программе?</text:p>
        </text:list-item>
        <text:list-item>
          <text:p text:style-name="P233">Назовите некоторые методы, которые преобразуют объект к другому типу? – (to_s, to_i, to_f, to_a)</text:p>
        </text:list-item>
        <text:list-item>
          <text:p text:style-name="P23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33">Что такое интерполяция и где ее использовать?</text:p>
        </text:list-item>
        <text:list-item>
          <text:p text:style-name="P233">Почему оператор условия if называется оператором ветвления?</text:p>
        </text:list-item>
        <text:list-item>
          <text:p text:style-name="P233">Сколько веток и какие могут быть в if?</text:p>
        </text:list-item>
        <text:list-item>
          <text:p text:style-name="P233">Имеет ли значение порядок ветвей в if?</text:p>
        </text:list-item>
        <text:list-item>
          <text:p text:style-name="P233">Назовите операторы сравнения: </text:p>
        </text:list-item>
      </text:list>
      <text:list xml:id="list38255469" text:style-name="L19">
        <text:list-item>
          <text:p text:style-name="P264">ответ: &lt; &gt; == !=</text:p>
        </text:list-item>
      </text:list>
      <text:list xml:id="list348275989" text:continue-list="list185756588" text:style-name="L17">
        <text:list-item>
          <text:p text:style-name="P23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33">Почему то, что возвращает оператор =~ , можно использовать в условии?</text:p>
        </text:list-item>
        <text:list-item>
          <text:p text:style-name="P233">Что у руби является true и что false?</text:p>
        </text:list-item>
        <text:list-item>
          <text:p text:style-name="P233">Зачем нужны циклы?</text:p>
        </text:list-item>
        <text:list-item>
          <text:p text:style-name="P233">При каком условии выполняется тело цикла while? Сколько раз он выполняется?</text:p>
        </text:list-item>
        <text:list-item>
          <text:p text:style-name="P233">Когда заканчивается цикл while?</text:p>
        </text:list-item>
        <text:list-item>
          <text:p text:style-name="P233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8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7"/>
          </table:table-cell>
          <table:covered-table-cell/>
          <table:table-cell table:style-name="Table3.A1" table:number-columns-spanned="2" office:value-type="string">
            <text:p text:style-name="P148">Gold corpus</text:p>
          </table:table-cell>
          <table:covered-table-cell/>
          <table:table-cell table:style-name="Table3.E1" office:value-type="string">
            <text:p text:style-name="P148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8">True (<text:span text:style-name="T31">NP</text:span>)</text:p>
          </table:table-cell>
          <table:table-cell table:style-name="Table3.C2" office:value-type="string">
            <text:p text:style-name="P148">False (<text:span text:style-name="T31">non-NP</text:span>)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table:number-rows-spanned="2" office:value-type="string">
            <text:p text:style-name="P147">Auto</text:p>
          </table:table-cell>
          <table:table-cell table:style-name="Table3.C2" office:value-type="string">
            <text:p text:style-name="P147">Positive (<text:span text:style-name="T29">NP</text:span>)</text:p>
          </table:table-cell>
          <table:table-cell table:style-name="Table3.C2" office:value-type="string">
            <text:p text:style-name="P147">tp: <text:span text:style-name="T29">NP</text:span> = <text:span text:style-name="T31">NP</text:span></text:p>
          </table:table-cell>
          <table:table-cell table:style-name="Table3.C2" office:value-type="string">
            <text:p text:style-name="P147">fp: <text:span text:style-name="T29">NP</text:span> != <text:span text:style-name="T31">non-NP</text:span></text:p>
          </table:table-cell>
          <table:table-cell table:style-name="Table3.E2" office:value-type="string">
            <text:p text:style-name="P147">--&gt; precision</text:p>
          </table:table-cell>
        </table:table-row>
        <table:table-row>
          <table:covered-table-cell/>
          <table:table-cell table:style-name="Table3.C2" office:value-type="string">
            <text:p text:style-name="P147">Negative (<text:span text:style-name="T29">non-NP</text:span>)</text:p>
          </table:table-cell>
          <table:table-cell table:style-name="Table3.C2" office:value-type="string">
            <text:p text:style-name="P147">fn: <text:span text:style-name="T29">non-NP </text:span><text:span text:style-name="T32">!= </text:span><text:span text:style-name="T31">NP</text:span></text:p>
          </table:table-cell>
          <table:table-cell table:style-name="Table3.C2" office:value-type="string">
            <text:p text:style-name="P147"><text:span text:style-name="T32">tn: </text:span><text:span text:style-name="T29">non-NP</text:span> = <text:span text:style-name="T31">non-NP</text:span></text:p>
          </table:table-cell>
          <table:table-cell table:style-name="Table3.E2" office:value-type="string">
            <text:p text:style-name="P147"/>
          </table:table-cell>
        </table:table-row>
        <table:table-row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/>
          </table:table-cell>
          <table:table-cell table:style-name="Table3.C2" office:value-type="string">
            <text:p text:style-name="P147">--&gt; recall</text:p>
          </table:table-cell>
          <table:table-cell table:style-name="Table3.C2" office:value-type="string">
            <text:p text:style-name="P147"/>
          </table:table-cell>
          <table:table-cell table:style-name="Table3.E2" office:value-type="string">
            <text:p text:style-name="P147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8">Сравнение</text:p>
          </table:table-cell>
          <table:table-cell table:style-name="Table4.A1" office:value-type="string">
            <text:p text:style-name="P148">Gold</text:p>
          </table:table-cell>
          <table:table-cell table:style-name="Table4.A1" office:value-type="string">
            <text:p text:style-name="P148">Auto</text:p>
          </table:table-cell>
          <table:table-cell table:style-name="Table4.D1" office:value-type="string">
            <text:p text:style-name="P148">Класс</text:p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3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147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7"/>
          </table:table-cell>
        </table:table-row>
      </table:table>
      <text:p text:style-name="P28"/>
      <text:p text:style-name="P131">Accuracy: (tp + tn) / (tp + tn + fp + fn)</text:p>
      <text:p text:style-name="P131"/>
      <text:p text:style-name="P131"/>
      <text:p text:style-name="P131">Precision: tp / (tp + fp)</text:p>
      <text:p text:style-name="P131"/>
      <text:p text:style-name="P131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1">Решение задач</text:p>
            <text:p text:style-name="P151">lesson.04/precision</text:p>
            <text:p text:style-name="P151">lesson.04.tasks/task.{02,03}</text:p>
          </table:table-cell>
          <table:table-cell table:style-name="Table5.A1" office:value-type="string">
            <text:p text:style-name="P153">Занятие 6</text:p>
            <text:p text:style-name="P153">(60 мин)</text:p>
          </table:table-cell>
        </table:table-row>
      </table:table>
      <text:p text:style-name="P28"/>
      <text:p text:style-name="P28">Раздаточный материал:</text:p>
      <text:list xml:id="list374589493" text:style-name="L20">
        <text:list-item>
          <text:p text:style-name="P234">lesson.06.tar.bz2</text:p>
        </text:list-item>
        <text:list-item>
          <text:p text:style-name="P234"/>
        </text:list-item>
        <text:list-item>
          <text:p text:style-name="P234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1">Разбор заданий</text:p>
            <text:p text:style-name="P151">Массивы</text:p>
            <text:p text:style-name="P151"/>
          </table:table-cell>
          <table:table-cell table:style-name="Table6.A1" office:value-type="string">
            <text:p text:style-name="P153">Занятие 7</text:p>
            <text:p text:style-name="P153"/>
          </table:table-cell>
        </table:table-row>
      </table:table>
      <text:p text:style-name="P28"/>
      <text:p text:style-name="P37">Раздаточный материал</text:p>
      <text:p text:style-name="P37"/>
      <text:list xml:id="list716456180" text:style-name="L21">
        <text:list-item>
          <text:p text:style-name="P240">lesson.07.tar.bz2</text:p>
        </text:list-item>
        <text:list-item>
          <text:p text:style-name="P242">dictester.all.tar.bz2 (дапм всего DicTester --all)</text:p>
        </text:list-item>
        <text:list-item>
          <text:p text:style-name="P242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854812486" text:style-name="L22">
        <text:list-item>
          <text:p text:style-name="P235">правильное VBD заканчиватся на ED: confuse -&gt; confused</text:p>
        </text:list-item>
        <text:list-item>
          <text:p text:style-name="P235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1">Verbs (VB) in dictionary: 11785 </text:p>
      <text:p text:style-name="P131">Regular/irregular VBD: 8948/280 (= 9228 в сумме)</text:p>
      <text:p text:style-name="P28"/>
      <text:p text:style-name="P28">Если есть отличия,</text:p>
      <text:list xml:id="list2075814165" text:style-name="L23">
        <text:list-item>
          <text:p text:style-name="P236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6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0">p.55 и lesson.14 в старом курсе, можно взять без изменений</text:p>
      <text:p text:style-name="P180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41">letters = [“a”, “b”, “c”, “d”, “e”]</text:p>
      <text:p text:style-name="P141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7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7">ключ/индекс</text:p>
          </table:table-cell>
          <table:table-cell table:style-name="Table27.B2" office:value-type="string">
            <text:p text:style-name="P147">значение</text:p>
          </table:table-cell>
        </table:table-row>
        <table:table-row>
          <table:table-cell table:style-name="Table27.A3" office:value-type="float" office:value="0">
            <text:p text:style-name="P147">0</text:p>
          </table:table-cell>
          <table:table-cell table:style-name="Table27.B2" office:value-type="string">
            <text:p text:style-name="P147">“a”</text:p>
          </table:table-cell>
        </table:table-row>
        <table:table-row>
          <table:table-cell table:style-name="Table27.A3" office:value-type="float" office:value="1">
            <text:p text:style-name="P147">1</text:p>
          </table:table-cell>
          <table:table-cell table:style-name="Table27.B2" office:value-type="string">
            <text:p text:style-name="P147">“b”</text:p>
          </table:table-cell>
        </table:table-row>
        <table:table-row>
          <table:table-cell table:style-name="Table27.A3" office:value-type="float" office:value="2">
            <text:p text:style-name="P147">2</text:p>
          </table:table-cell>
          <table:table-cell table:style-name="Table27.B2" office:value-type="string">
            <text:p text:style-name="P147">“c”</text:p>
          </table:table-cell>
        </table:table-row>
        <table:table-row>
          <table:table-cell table:style-name="Table27.A3" office:value-type="float" office:value="3">
            <text:p text:style-name="P147">3</text:p>
          </table:table-cell>
          <table:table-cell table:style-name="Table27.B2" office:value-type="string">
            <text:p text:style-name="P147">“d”</text:p>
          </table:table-cell>
        </table:table-row>
        <text:soft-page-break/>
        <table:table-row>
          <table:table-cell table:style-name="Table27.A3" office:value-type="float" office:value="4">
            <text:p text:style-name="P147">4</text:p>
          </table:table-cell>
          <table:table-cell table:style-name="Table27.B2" office:value-type="string">
            <text:p text:style-name="P147">“e”</text:p>
          </table:table-cell>
        </table:table-row>
        <table:table-row>
          <table:table-cell table:style-name="Table27.A3" office:value-type="float" office:value="5">
            <text:p text:style-name="P147">5</text:p>
          </table:table-cell>
          <table:table-cell table:style-name="Table27.B2" office:value-type="string">
            <text:p text:style-name="P147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41">letters[0] #=&gt; “a”</text:p>
      <text:p text:style-name="P141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41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41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41">letters = %w{a b c d e}</text:p>
      <text:p text:style-name="P141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41">letters = Array.new <text:s text:c="2"/># синоним letters = []</text:p>
      <text:p text:style-name="P141"/>
      <text:p text:style-name="P70">Здесь .new это название метода, создающего новый экземпляр массива. Этот метод называется <text:span text:style-name="T27">конструктором</text:span>.</text:p>
      <text:p text:style-name="P70"/>
      <text:p text:style-name="P70">Добавление элемента в конец массива</text:p>
      <text:p text:style-name="P70"/>
      <text:p text:style-name="P141">letters &lt;&lt; “a”</text:p>
      <text:p text:style-name="P141">letters &lt;&lt; “a” &lt;&lt; “b” &lt;&lt; “c”</text:p>
      <text:p text:style-name="P70"/>
      <text:p text:style-name="P70">синонимы</text:p>
      <text:p text:style-name="P141"/>
      <text:p text:style-name="P141">letters.push “k”</text:p>
      <text:p text:style-name="P141">letters.push(“k”, “l”, “m”)</text:p>
      <text:p text:style-name="P141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35">Вопрос: </text:span><text:span text:style-name="T35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35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1">Решение задач</text:p>
            <text:p text:style-name="P151"/>
          </table:table-cell>
          <table:table-cell table:style-name="Table7.A1" office:value-type="string">
            <text:p text:style-name="P153">Занятие 8</text:p>
            <text:p text:style-name="P153">(90 минут)</text:p>
          </table:table-cell>
        </table:table-row>
      </table:table>
      <text:p text:style-name="P189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981919934" text:style-name="L24">
        <text:list-item>
          <text:p text:style-name="P237">lesson.08.tar.bz2</text:p>
        </text:list-item>
        <text:list-item>
          <text:p text:style-name="P237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676848822" text:style-name="L25">
        <text:list-item>
          <text:p text:style-name="P241">Что есть массив и в чем его отличие от просто переменной?</text:p>
        </text:list-item>
        <text:list-item>
          <text:p text:style-name="P241">Как объявить массив? Зачем объявлять массив?</text:p>
        </text:list-item>
        <text:list-item>
          <text:p text:style-name="P241">Как создать массив? Как создать массив строк?</text:p>
        </text:list-item>
        <text:list-item>
          <text:p text:style-name="P24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41">Как получить содержимое какой-то ячейки массива? И как положить значение в ячейку?</text:p>
        </text:list-item>
        <text:list-item>
          <text:p text:style-name="P241">Можно ли получать или назначать значения сразу нескольким элементам массива?</text:p>
        </text:list-item>
        <text:list-item>
          <text:p text:style-name="P24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4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41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1">Итераторы (в массивах)</text:p>
            <text:p text:style-name="P151">Цикл for</text:p>
            <text:p text:style-name="P151">Другие методы массивов</text:p>
          </table:table-cell>
          <table:table-cell table:style-name="Table8.A1" office:value-type="string">
            <text:p text:style-name="P153">Занятие 9</text:p>
            <text:p text:style-name="P153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319592596" text:style-name="L26">
        <text:list-item>
          <text:p text:style-name="P238">lesson.09.tar.bz2</text:p>
        </text:list-item>
        <text:list-item>
          <text:p text:style-name="P238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459054053" text:style-name="L27">
        <text:list-item>
          <text:p text:style-name="P239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41">52 words of length 1 </text:p>
      <text:p text:style-name="P141">183 words of length 2 </text:p>
      <text:p text:style-name="P141">838 words of length 3 </text:p>
      <text:p text:style-name="P141"/>
      <text:p text:style-name="P70">ответ: word_lengths/word_lengths_1.rb</text:p>
      <text:p text:style-name="P70"/>
      <text:p text:style-name="P70">!!! <text:span text:style-name="T2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36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1159573135" text:style-name="L28">
        <text:list-item>
          <text:p text:style-name="P201">метод Kernel#load</text:p>
        </text:list-item>
        <text:list-item>
          <text:p text:style-name="P201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7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8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1">Разбор заданий</text:p>
            <text:p text:style-name="P151">Array#map</text:p>
            <text:p text:style-name="P151"/>
          </table:table-cell>
          <table:table-cell table:style-name="Table9.A1" office:value-type="string">
            <text:p text:style-name="P153">Занятие 10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2029364665" text:style-name="L29">
        <text:list-item>
          <text:p text:style-name="P266">lesson.10.tar.bz2</text:p>
        </text:list-item>
      </text:list>
      <text:p text:style-name="P151"/>
      <text:p text:style-name="P154">Вопросы</text:p>
      <text:p text:style-name="P154"/>
      <text:list xml:id="list1149163094" text:style-name="L30">
        <text:list-item>
          <text:p text:style-name="P269">Сколько времени ушло на ДЗ на этой неделе?</text:p>
        </text:list-item>
        <text:list-item>
          <text:p text:style-name="P269">Просмотрели ли презентацию до конца и есть ли вопросы? Что стоит рассмотреть сейчас?</text:p>
        </text:list-item>
        <text:list-item>
          <text:p text:style-name="P269">Что общего в методах, имена которых оканчиваются на знак вопроса?</text:p>
        </text:list-item>
        <text:list-item>
          <text:p text:style-name="P269">О чем говорит знак ! в имени метода?</text:p>
        </text:list-item>
        <text:list-item>
          <text:p text:style-name="P269">Все ли методы, оканчивающиеся на ! изменяют объект, к которому применяются?</text:p>
        </text:list-item>
        <text:list-item>
          <text:p text:style-name="P269">Назовите какие-нибудь методы объектов класса Array? И что они делают?</text:p>
        </text:list-item>
        <text:list-item>
          <text:p text:style-name="P269">Как преобразовать массив к строке (например, чтобы вывести его на печать)? -- to_s и join</text:p>
        </text:list-item>
      </text:list>
      <text:p text:style-name="P151"/>
      <text:p text:style-name="P151"/>
      <text:p text:style-name="P155">Разбор задания word_lengths_1.rb</text:p>
      <text:p text:style-name="P155"/>
      <text:p text:style-name="P157">см. lesson.10/word_lengths/</text:p>
      <text:p text:style-name="P157"/>
      <text:p text:style-name="P156">Результаты могут отличаться в зависимости от того, в какой кодировке приходит текст и как руби распознает эту кодировку.</text:p>
      <text:p text:style-name="P156"/>
      <text:p text:style-name="P156">кодировка файла data/words.txt UTF-8</text:p>
      <text:p text:style-name="P156"/>
      <text:list xml:id="list1816560191" text:style-name="L31">
        <text:list-item>
          <text:p text:style-name="P270">lengths.with_cp1252 - <text:s/>длины вычислены неправильно</text:p>
        </text:list-item>
        <text:list-item>
          <text:p text:style-name="P270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6"/>
      <text:p text:style-name="P155">Разбор задания word_lengths_2.rb</text:p>
      <text:p text:style-name="P155"/>
      <text:p text:style-name="P163">Нарисовать красивую картинку, показывающую структуру данных</text:p>
      <text:p text:style-name="P163"/>
      <text:p text:style-name="P151">Обращение к элементу вложенного массива</text:p>
      <text:p text:style-name="P151"><text:tab/>lengths[i][j]</text:p>
      <text:p text:style-name="P151"/>
      <text:p text:style-name="P155">Разбор задания extract_nth_sentence.rb</text:p>
      <text:p text:style-name="P155"/>
      <text:p text:style-name="P157">Вопросы:</text:p>
      <text:list xml:id="list366809113" text:style-name="L32">
        <text:list-item>
          <text:p text:style-name="P272">Как определить каждое 10е предложение в тексте?</text:p>
        </text:list-item>
        <text:list-item>
          <text:p text:style-name="P272">Нужно ли накапливать предложения?</text:p>
        </text:list-item>
      </text:list>
      <text:p text:style-name="P157"/>
      <text:p text:style-name="P157">Что если использовать остаток от деления? Будет ли тот же результат?</text:p>
      <text:p text:style-name="P157"/>
      <text:p text:style-name="P157"><text:soft-page-break/><text:tab/>c_in % 10 == 0</text:p>
      <text:p text:style-name="P151"/>
      <text:p text:style-name="P151">&gt;&gt;&gt; могут быть отличия из-за 0 % 10 =&gt; 0</text:p>
      <text:p text:style-name="P151"/>
      <text:p text:style-name="P151">показать скрипт extract_nth_sentence_with_options.rb</text:p>
      <text:list xml:id="list1029256178" text:style-name="L33">
        <text:list-item>
          <text:p text:style-name="P267">глобальная переменная @nth</text:p>
        </text:list-item>
        <text:list-item>
          <text:p text:style-name="P267">внешняя библиотека optparse</text:p>
        </text:list-item>
        <text:list-item>
          <text:p text:style-name="P267">опция --help</text:p>
        </text:list-item>
        <text:list-item>
          <text:p text:style-name="P267">опция --each-nth=NUMBER</text:p>
        </text:list-item>
      </text:list>
      <text:p text:style-name="P151"/>
      <text:p text:style-name="P155">Разобрать непонятные слайды</text:p>
      <text:p text:style-name="P155"/>
      <text:p text:style-name="P151">Те слайды, которые были даны на самостоятельное изучение.</text:p>
      <text:p text:style-name="P151"/>
      <text:p text:style-name="P155">Отображение множества</text:p>
      <text:p text:style-name="P155"/>
      <text:p text:style-name="P158">Картинка 1: два множества, слева символы в нижнем регистре, справа - в верхнем</text:p>
      <text:p text:style-name="P159"/>
      <text:p text:style-name="P159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8">Картинка 2: два множества, слева слова, справа - длины слов (есть повторы)</text:p>
      <text:p text:style-name="P158"/>
      <text:p text:style-name="P159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83"/>
      <text:list xml:id="list2018584691" text:style-name="L34">
        <text:list-item>
          <text:p text:style-name="P265">map <text:s text:c="5"/><text:span text:style-name="T38">map!</text:span></text:p>
        </text:list-item>
        <text:list-item>
          <text:p text:style-name="P265">collect <text:s text:c="2"/><text:span text:style-name="T38">collect!</text:span></text:p>
        </text:list-item>
      </text:list>
      <text:p text:style-name="P184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7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4"><text:soft-page-break/>[“1”, “uno”, “234”, “dos”].map do |el|</text:p>
      <text:p text:style-name="P164"><text:s text:c="4"/>if el =~ /^\d+$/</text:p>
      <text:p text:style-name="P164"><text:s text:c="6"/>el.to_i</text:p>
      <text:p text:style-name="P164"><text:s text:c="4"/>else</text:p>
      <text:p text:style-name="P164"><text:s text:c="6"/>el.upcase</text:p>
      <text:p text:style-name="P164"><text:s text:c="4"/>end</text:p>
      <text:p text:style-name="P164"><text:s text:c="3"/>“HELLO” <text:s/># что произойдет, если добавить эту строку?</text:p>
      <text:p text:style-name="P164">end</text:p>
      <text:p text:style-name="P163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8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81"/>
      <text:p text:style-name="P182"/>
      <text:p text:style-name="P185">Задания на Array#map</text:p>
      <text:p text:style-name="P185"/>
      <text:p text:style-name="P187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6"/>
      <text:p text:style-name="P187"><text:tab/>не используя String#gsub на всем предложении</text:p>
      <text:p text:style-name="P182"><text:tab/>можно использовать String#match, Array#index, Array#split, String#gsub</text:p>
      <text:p text:style-name="P182"/>
      <text:p text:style-name="P182"><text:tab/>Что есть в тексте есть фразы as_ well_RB ?</text:p>
      <text:p text:style-name="P182"/>
      <text:p text:style-name="P182">ответ: lesson.10/untag.rb</text:p>
      <text:p text:style-name="P182"/>
      <text:p text:style-name="P182"><text:span text:style-name="T36">Домашнее</text:span><text:span text:style-name="T28"> </text:span>Задание: Даны теггированные релейшны SAO. Необходимо их вывести без тегов.</text:p>
      <text:p text:style-name="P151"/>
      <text:p text:style-name="P151"><text:tab/>? совпадает ли количество полей в SAO до и после?</text:p>
      <text:p text:style-name="P151"><text:tab/>!!! хитрость в том. что split удаляет разделители в конце.</text:p>
      <text:p text:style-name="P151"/>
      <text:p text:style-name="P14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1">Разбор заданий</text:p>
            <text:p text:style-name="P151">Array#all? , Array#any?</text:p>
            <text:p text:style-name="P151">Array#find, Array#select</text:p>
            <text:p text:style-name="P151">Array#sort, Array#sort_by</text:p>
          </table:table-cell>
          <table:table-cell table:style-name="Table10.A1" office:value-type="string">
            <text:p text:style-name="P153">Занятие 11</text:p>
            <text:p text:style-name="P153">(90 минут)</text:p>
          </table:table-cell>
        </table:table-row>
      </table:table>
      <text:p text:style-name="P70"/>
      <text:p text:style-name="P154">Раздаточный материал</text:p>
      <text:p text:style-name="P154"/>
      <text:list xml:id="list629343660" text:continue-list="list2029364665" text:style-name="L29">
        <text:list-item>
          <text:p text:style-name="P266">lesson.11.tar.bz2</text:p>
        </text:list-item>
      </text:list>
      <text:p text:style-name="P151"/>
      <text:p text:style-name="P154">Вопросы</text:p>
      <text:p text:style-name="P154"/>
      <text:list xml:id="list1923418115" text:style-name="L35">
        <text:list-item>
          <text:p text:style-name="P271">Сколько времени ушло на ДЗ на этой неделе?</text:p>
        </text:list-item>
        <text:list-item>
          <text:p text:style-name="P271">Для чего предназначен Array#map?</text:p>
        </text:list-item>
        <text:list-item>
          <text:p text:style-name="P271">Есть ли парный опасный метод Array#map! ?</text:p>
        </text:list-item>
        <text:list-item>
          <text:p text:style-name="P271">Чем отличается Array#values_at от Array#slice (Array#[]) ?</text:p>
        </text:list-item>
      </text:list>
      <text:p text:style-name="P156"/>
      <text:p text:style-name="P160">Краткий разбор задания extract_random_subcorpus.2.rb</text:p>
      <text:p text:style-name="P160"/>
      <text:p text:style-name="P156">lesson.10/subcorpus/extract_random_subcorpus.2.rb</text:p>
      <text:p text:style-name="P156"/>
      <text:p text:style-name="P156">нарисовать структуры данных и показать, как одно работает через другое.</text:p>
      <text:p text:style-name="P156"/>
      <text:p text:style-name="P161">Квантор всеобщности и квантор существования?</text:p>
      <text:p text:style-name="P163"/>
      <text:p text:style-name="P164">Array#include? = Array#member?</text:p>
      <text:p text:style-name="P164"/>
      <text:p text:style-name="P164">pets = %w{ bat dog cat cow wombat }</text:p>
      <text:p text:style-name="P164">pets.include?('dog') #=&gt; true</text:p>
      <text:p text:style-name="P164"/>
      <text:p text:style-name="P164">Array#all? – позволяет проверить, что все элементы удовлетворяют некоторому условию.</text:p>
      <text:p text:style-name="P164"/>
      <text:p text:style-name="P164">Например, все ли слова содержат букву “a”</text:p>
      <text:p text:style-name="P164"/>
      <text:p text:style-name="P164">pets.all? {|pet|</text:p>
      <text:p text:style-name="P164"><text:tab/>pet =~ /a/</text:p>
      <text:p text:style-name="P164">}</text:p>
      <text:p text:style-name="P164"/>
      <text:p text:style-name="P164">#=&gt; false</text:p>
      <text:p text:style-name="P164"/>
      <text:p text:style-name="P164">Вопрос: Каким будет результат следующей операции?</text:p>
      <text:p text:style-name="P164"/>
      <text:p text:style-name="P164">pets.all? {|pet|</text:p>
      <text:p text:style-name="P164"><text:tab/>pet =~ /[ieaou]/</text:p>
      <text:p text:style-name="P164">}</text:p>
      <text:p text:style-name="P164"/>
      <text:p text:style-name="P164">#=&gt; true.</text:p>
      <text:p text:style-name="P164"/>
      <text:p text:style-name="P164"><text:s/></text:p>
      <text:p text:style-name="P164">Array#any? – проверяет, есть ли <text:span text:style-name="T1">хотя бы один</text:span> элемент, удовлетворяющий данному условию.</text:p>
      <text:p text:style-name="P164"/>
      <text:p text:style-name="P164"><text:soft-page-break/>tags = [“NN”, “VBG”, “JJing”]</text:p>
      <text:p text:style-name="P164"/>
      <text:p text:style-name="P164">Надо выполнить что-либо, если у слова есть глагольные теги.</text:p>
      <text:p text:style-name="P164"/>
      <text:p text:style-name="P164">плохо</text:p>
      <text:p text:style-name="P164"/>
      <text:p text:style-name="P164">if tags.include?(“VB”) || tags.include?(“VBZ”)</text:p>
      <text:p text:style-name="P164"><text:s text:c="3"/>|| tags.include?(“VBD”) || tags.include?(“VBN”)</text:p>
      <text:p text:style-name="P164"><text:s text:c="3"/>|| tags.include?(“VBG”)</text:p>
      <text:p text:style-name="P164">then</text:p>
      <text:p text:style-name="P164"><text:s text:c="3"/># do smthing</text:p>
      <text:p text:style-name="P164">end</text:p>
      <text:p text:style-name="P164"/>
      <text:p text:style-name="P164">лучше, но все еще не очень хорошо: громоздко</text:p>
      <text:p text:style-name="P164"/>
      <text:p text:style-name="P164">tags.each do |tag|</text:p>
      <text:p text:style-name="P164"><text:tab/>if tag =~ /^V/</text:p>
      <text:p text:style-name="P164"><text:tab/><text:tab/># do smthing</text:p>
      <text:p text:style-name="P164"><text:tab/><text:tab/># ...</text:p>
      <text:p text:style-name="P164"><text:tab/><text:tab/>break <text:s/># Вопрос: зачем здесь break?</text:p>
      <text:p text:style-name="P164"><text:tab/>end</text:p>
      <text:p text:style-name="P164">end</text:p>
      <text:p text:style-name="P164"/>
      <text:p text:style-name="P164">правильно</text:p>
      <text:p text:style-name="P164"/>
      <text:p text:style-name="P164">if tags.any? { |tag| tag =~ /^V/ }</text:p>
      <text:p text:style-name="P164"><text:s text:c="4"/># do something</text:p>
      <text:p text:style-name="P164">end </text:p>
      <text:p text:style-name="P164"/>
      <text:p text:style-name="P164">Другие способы проверить наличие элемента в массиве</text:p>
      <text:p text:style-name="P164"/>
      <text:p text:style-name="P164">pets = %w{ bat dog cat cow wombat }</text:p>
      <text:p text:style-name="P164"/>
      <text:p text:style-name="P164">Объясните, почему это работает?</text:p>
      <text:p text:style-name="P164"/>
      <text:p text:style-name="P164">if pets.index('bat')</text:p>
      <text:p text:style-name="P164"><text:s text:c="4"/># мы здесь</text:p>
      <text:p text:style-name="P164">end</text:p>
      <text:p text:style-name="P164"/>
      <text:p text:style-name="P164">if pets.index('aircraft')</text:p>
      <text:p text:style-name="P164"><text:s text:c="4"/># сюда мы не попадем</text:p>
      <text:p text:style-name="P164">end</text:p>
      <text:p text:style-name="P164"/>
      <text:p text:style-name="P164">Array#index(val) – возвращает положение самой левой (первой) встречи val</text:p>
      <text:p text:style-name="P164">Array#rindex(val) – самой правой (последней)</text:p>
      <text:p text:style-name="P164">возвращаемый номер позиции всегда от начала слова (то есть, слева)</text:p>
      <text:p text:style-name="P164">Аналогичным образом работают эти же методы для класса String</text:p>
      <text:p text:style-name="P164">String#index</text:p>
      <text:p text:style-name="P164">String#rindex</text:p>
      <text:p text:style-name="P164"/>
      <text:p text:style-name="P164">Закончите код</text:p>
      <text:p text:style-name="P164"/>
      <text:p text:style-name="P164"><text:soft-page-break/>if “abrakadabra”.index(“k”) …</text:p>
      <text:p text:style-name="P164"><text:tab/>puts “В этом слове одна буква k”</text:p>
      <text:p text:style-name="P164">end</text:p>
      <text:p text:style-name="P164"/>
      <text:p text:style-name="P164">ответ</text:p>
      <text:p text:style-name="P164">if “abrakadabra”.index(“k”) == “abrakadabra”.rindex(“k”) <text:s/># 4 == 4</text:p>
      <text:p text:style-name="P164"><text:tab/>puts “В этом слове одна буква k”</text:p>
      <text:p text:style-name="P164">end</text:p>
      <text:p text:style-name="P164"/>
      <text:p text:style-name="P164">if “abrakadabra”.index(“b”) ...</text:p>
      <text:p text:style-name="P164"><text:tab/>puts “В этом слове больше одной буквы b”</text:p>
      <text:p text:style-name="P164">end</text:p>
      <text:p text:style-name="P164"/>
      <text:p text:style-name="P164">ответ</text:p>
      <text:p text:style-name="P164"/>
      <text:p text:style-name="P164">if “abrakadabra”.index(“b”) != “abrakadabra”.rindex(“b”) # 1 != 8</text:p>
      <text:p text:style-name="P164"><text:tab/>puts “В этом слове больше одной буквы b”</text:p>
      <text:p text:style-name="P164">end</text:p>
      <text:p text:style-name="P164"/>
      <text:p text:style-name="P164"/>
      <text:p text:style-name="P162">Задания</text:p>
      <text:p text:style-name="P162"/>
      <text:p text:style-name="P187">Из файла lesson.11/searching/text.txt выведите предложения, содержащие хотя бы одно слово в середине, написанное в Titlecase.</text:p>
      <text:p text:style-name="P164"/>
      <text:p text:style-name="P164">не используя String#=~ на все предложение. представьте предложение в виде массива слов.</text:p>
      <text:p text:style-name="P164"/>
      <text:p text:style-name="P164">ответ: finding/select_sent_with_titlecase_inside.rb</text:p>
      <text:p text:style-name="P164">ответ:finding/select_sent_with_titlecase_inside.2.rb <text:s/>с использованием Array#shift</text:p>
      <text:p text:style-name="P164"/>
      <text:p text:style-name="P167">Selecting element(s)</text:p>
      <text:p text:style-name="P167"/>
      <text:p text:style-name="P165">Как найти и выбрать из массива элемент(ы), удовлетворяющие некоторому условию?</text:p>
      <text:p text:style-name="P165"/>
      <text:p text:style-name="P188"><text:span text:style-name="T36">Даны среднемесячные температуры в г. Надыме. Как</text:span> <text:span text:style-name="T36">найти первую положительную температуру,</text:span></text:p>
      <text:p text:style-name="P165"/>
      <text:p text:style-name="P165"><text:s/>temperatures = [-19.6, -18.2, -11.8, -7.6, 1.2, 10.6, 16.0, 12.1, 4.9, -19, -20, -25]</text:p>
      <text:p text:style-name="P174"/>
      <text:p text:style-name="P166"><text:span text:style-name="T36"><text:s/>temperatures</text:span><text:span text:style-name="T36">.find {|el| el &gt; 0} <text:s/>#=&gt; 1.2</text:span></text:p>
      <text:p text:style-name="P165"/>
      <text:p text:style-name="P165">см. selecting/first_warm_month_temp.rb</text:p>
      <text:p text:style-name="P174"/>
      <text:p text:style-name="P164"><text:s/>см также Array#find <text:s/>= <text:s/>Array#detect</text:p>
      <text:p text:style-name="P164"><text:s/></text:p>
      <text:p text:style-name="P164">чем Array#find отличается от Array#select?</text:p>
      <text:p text:style-name="P164">Что вернет следующий код?</text:p>
      <text:p text:style-name="P164"/>
      <text:p text:style-name="P166"><text:span text:style-name="T36"><text:s/></text:span><text:span text:style-name="T36">temp</text:span><text:span text:style-name="T36">eratures</text:span><text:span text:style-name="T36">.select {|temp| temp &gt; 0} </text:span></text:p>
      <text:p text:style-name="P165"><text:s/>#=&gt; [1.2, 10.6, 16.0, 12.1, 4.9]</text:p>
      <text:p text:style-name="P166"><text:span text:style-name="T36">то есть, </text:span><text:span text:style-name="T2">массив</text:span><text:span text:style-name="T36"> всех подходящих значений</text:span></text:p>
      <text:p text:style-name="P165"><text:soft-page-break/></text:p>
      <text:p text:style-name="P165">см. также Array#grep</text:p>
      <text:p text:style-name="P172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51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1">Пользовательские методы</text:p>
          </table:table-cell>
          <table:table-cell table:style-name="Таблица3.A1" office:value-type="string">
            <text:p text:style-name="P153">Занятие 12</text:p>
            <text:p text:style-name="P153">(90 минут)</text:p>
          </table:table-cell>
        </table:table-row>
      </table:table>
      <text:p text:style-name="P11"/>
      <text:p text:style-name="P154">Раздаточный материал</text:p>
      <text:p text:style-name="P154"/>
      <text:list xml:id="list773400844" text:continue-list="list629343660" text:style-name="L29">
        <text:list-item>
          <text:p text:style-name="P266">lesson.12.tar.bz2</text:p>
        </text:list-item>
      </text:list>
      <text:p text:style-name="P151"/>
      <text:p text:style-name="P155">Вопросы</text:p>
      <text:list xml:id="list1573161851" text:style-name="L36">
        <text:list-header>
          <text:p text:style-name="P273"/>
        </text:list-header>
        <text:list-item>
          <text:p text:style-name="P274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8">Метод sort оперирует двумя аргументами (они в |a,b|). Что это за аргументы?</text:p>
        </text:list-item>
        <text:list-item>
          <text:p text:style-name="P268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8">Как Array#sort отсортирует массив массивов?</text:p>
        </text:list-item>
        <text:list-item>
          <text:p text:style-name="P268">Чем отличается Array#sort_by от Array#sort ?</text:p>
        </text:list-item>
        <text:list-item>
          <text:p text:style-name="P268">Чем отличаются методы Array#all? и Array#any?</text:p>
        </text:list-item>
        <text:list-item>
          <text:p text:style-name="P275"><text:span text:style-name="T15">Какими способами можно установить, что некоторый элемент присутс</text:span><text:span text:style-name="T15">т</text:span><text:span text:style-name="T15">вует в массиве? – <text:s/>(include?/member? → boolean, Array#index/</text:span><text:span text:style-name="T15">#rindex</text:span><text:span text:style-name="T15"> → position, find → сам элемент)</text:span></text:p>
        </text:list-item>
        <text:list-item>
          <text:p text:style-name="P275"><text:span text:style-name="T15">Какие из этих методом принимают блок и зачем? </text:span><text:span text:style-name="T15">- index/rindex/find. чтобы задавать более сложное условие, а не буквальное равенство.</text:span></text:p>
        </text:list-item>
        <text:list-item>
          <text:p text:style-name="P275"><text:span text:style-name="T15">Правда ли, что метод index есть только у массивов? - нет, он есть и у String (см. </text:span><text:span text:style-name="T15">ri index</text:span><text:span text:style-name="T15">)</text:span></text:p>
        </text:list-item>
        <text:list-item>
          <text:p text:style-name="P268">Почему Array#index/rindex/find можно использовать в условиях? - они возвращают nil, если ничего не найдено</text:p>
        </text:list-item>
        <text:list-item>
          <text:p text:style-name="P275"><text:span text:style-name="T15">Чем отличается Array#find от Array#select</text:span><text:span text:style-name="T15">?</text:span></text:p>
        </text:list-item>
        <text:list-item>
          <text:p text:style-name="P268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1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1627140860" text:style-name="L37">
        <text:list-item>
          <text:p text:style-name="P202">возможность абстрагироваться от деталей реализации</text:p>
        </text:list-item>
        <text:list-item>
          <text:p text:style-name="P202">более читабельный и более легко управляемый код</text:p>
        </text:list-item>
        <text:list-item>
          <text:p text:style-name="P202">возможность повторного использования (code reuse)</text:p>
          <text:p text:style-name="P202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8">def method_name(arg1, arg2....)</text:p>
      <text:p text:style-name="P138"><text:s text:c="3"/># команды</text:p>
      <text:p text:style-name="P138"><text:s text:c="3"/>return ...</text:p>
      <text:p text:style-name="P138">end</text:p>
      <text:p text:style-name="P138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51">см. пример использования методов:</text:p>
      <text:p text:style-name="P151"><text:tab/>methods/extract_random_subcorpus.3.rb</text:p>
      <text:p text:style-name="P151">исследуйте, что делает скрипт:</text:p>
      <text:p text:style-name="P151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822394041" text:style-name="L38">
        <text:list-item>
          <text:p text:style-name="P245"><text:span text:style-name="T13">по </text:span><text:span text:style-name="T13">значению (по </text:span><text:span text:style-name="T13">копии</text:span><text:span text:style-name="T13">)</text:span></text:p>
        </text:list-item>
        <text:list-item>
          <text:p text:style-name="P245"><text:span text:style-name="T13">по </text:span><text:span text:style-name="T13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1"/>
            <text:p text:style-name="P151">Пользовательские методы</text:p>
          </table:table-cell>
          <table:table-cell table:style-name="Table11.A1" office:value-type="string">
            <text:p text:style-name="P153">Занятие 13</text:p>
            <text:p text:style-name="P153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514881026" text:style-name="L39">
        <text:list-item>
          <text:p text:style-name="P203">lesson.13.tar.bz2</text:p>
        </text:list-item>
      </text:list>
      <text:p text:style-name="P4"/>
      <text:p text:style-name="P14">Вопросы</text:p>
      <text:p text:style-name="P4"/>
      <text:list xml:id="list1489266712" text:style-name="L40">
        <text:list-item>
          <text:p text:style-name="P204">зачем нужны методы?</text:p>
        </text:list-item>
        <text:list-item>
          <text:p text:style-name="P204">что возвращает метод и как он это делает?</text:p>
        </text:list-item>
        <text:list-item>
          <text:p text:style-name="P204">сколько значений может вернуть метод в руби?</text:p>
        </text:list-item>
      </text:list>
      <text:list xml:id="list262533469" text:style-name="L41">
        <text:list-item>
          <text:p text:style-name="P20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492290096" text:continue-list="list1489266712" text:style-name="L40">
        <text:list-item>
          <text:p text:style-name="P20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04">как взаимодействуют ОДНОИМЕННЫЕ переменные внутри метода с переменными вне этого метода?</text:p>
        </text:list-item>
        <text:list-item>
          <text:p text:style-name="P20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2162456214" text:style-name="L42">
        <text:list-item>
          <text:p text:style-name="P206">как задать глобальную переменную (для данного скрипта)? -- $name @name или константа</text:p>
        </text:list-item>
      </text:list>
      <text:list xml:id="list264164142" text:continue-list="list492290096" text:style-name="L40">
        <text:list-item>
          <text:p text:style-name="P204">можно ли определить метод, который не принимает никаких аргументов?</text:p>
        </text:list-item>
        <text:list-item>
          <text:p text:style-name="P204">как передаются аргументы в метод?</text:p>
        </text:list-item>
      </text:list>
      <text:list xml:id="list1938425494" text:style-name="L43">
        <text:list-item>
          <text:p text:style-name="P207">позиционно</text:p>
        </text:list-item>
        <text:list-item>
          <text:p text:style-name="P207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40">вход:</text:p>
      <text:p text:style-name="P140">I CD/10_NP/10_PP1A/150 love NN/70_VB/60 apples NNS/20</text:p>
      <text:p text:style-name="P140"/>
      <text:p text:style-name="P140">выделить из строки отдельные поля:</text:p>
      <text:p text:style-name="P140">[“I”, “CD/10_NP/10_PP1A/150”, “love”, “NN/70_VB/60”, “apples”, “NNS/20”]</text:p>
      <text:p text:style-name="P140"/>
      <text:p text:style-name="P140">преобразовать множество тегов в одному. не-теги оставить как есть.</text:p>
      <text:p text:style-name="P140">[“I”, “PP1A”, “love”, “NN”, “apples”, “NNS”]</text:p>
      <text:p text:style-name="P140"/>
      <text:p text:style-name="P140">объединить в одну строку:</text:p>
      <text:p text:style-name="P140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385906649" text:style-name="L44">
        <text:list-item>
          <text:p text:style-name="P208"><text:soft-page-break/>использует Array#max_by (см. также Array#max_by)</text:p>
        </text:list-item>
        <text:list-item>
          <text:p text:style-name="P20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318902544" text:style-name="L45">
        <text:list-item>
          <text:p text:style-name="P209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1202402991" text:style-name="L46">
        <text:list-item>
          <text:p text:style-name="P210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79863469" text:style-name="L47">
        <text:list-item>
          <text:p text:style-name="P211">все сжато в одну операцию. так писать нельзя</text:p>
        </text:list-item>
        <text:list-item>
          <text:p text:style-name="P211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1498415872" text:style-name="L48">
        <text:list-item>
          <text:p text:style-name="P212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719518007" text:style-name="L49">
        <text:list-item>
          <text:p text:style-name="P213">использует метод title?</text:p>
        </text:list-item>
        <text:list-item>
          <text:p text:style-name="P213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187527021" text:style-name="L50">
        <text:list-item>
          <text:p text:style-name="P214">метод изменяет сам объект</text:p>
        </text:list-item>
        <text:list-item>
          <text:p text:style-name="P214">метод выполняет какое-то действие, результат которого не важен</text:p>
          <text:p text:style-name="P214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8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1">Циклы</text:p>
            <text:p text:style-name="P151">Модули</text:p>
          </table:table-cell>
          <table:table-cell table:style-name="Таблица4.A1" office:value-type="string">
            <text:p text:style-name="P153">Занятие 14</text:p>
            <text:p text:style-name="P153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7">Current number is 3</text:p>
            <text:p text:style-name="P147">Current number is 4 </text:p>
            <text:p text:style-name="P147">Current number is 5 </text:p>
            <text:p text:style-name="P147">Current number is 6 </text:p>
            <text:p text:style-name="P147">Current number is 7 </text:p>
          </table:table-cell>
        </table:table-row>
        <table:table-row>
          <table:table-cell table:style-name="Table38.A2" office:value-type="string">
            <text:p text:style-name="P147"/>
          </table:table-cell>
          <table:table-cell table:style-name="Table38.B2" office:value-type="string">
            <text:p text:style-name="P147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7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1">Хэши</text:p>
          </table:table-cell>
          <table:table-cell table:style-name="Таблица5.A1" office:value-type="string">
            <text:p text:style-name="P153">Занятие 15</text:p>
            <text:p text:style-name="P153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908042132" text:continue-list="list514881026" text:style-name="L39">
        <text:list-item>
          <text:p text:style-name="P203">lesson.15.tar.bz2</text:p>
        </text:list-item>
      </text:list>
      <text:p text:style-name="P4"/>
      <text:p text:style-name="P14">Вопросы</text:p>
      <text:p text:style-name="P104"/>
      <text:list xml:id="list1842413448" text:style-name="L51">
        <text:list-item>
          <text:p text:style-name="P251">какой/ие из методой более универсальны: upto/downto/step?</text:p>
        </text:list-item>
        <text:list-item>
          <text:p text:style-name="P251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51">как сделать методы еще более пригодными для повторного использования?</text:p>
        </text:list-item>
        <text:list-item>
          <text:p text:style-name="P251">как объявить модуль и методы в нем?</text:p>
        </text:list-item>
        <text:list-item>
          <text:p text:style-name="P250"><text:span text:style-name="T33">как использовать модуль? </text:span><text:span text:style-name="T33">– как загрузить модуль</text:span></text:p>
        </text:list-item>
        <text:list-item>
          <text:p text:style-name="P251">когда мы используем require, то что мы указываем, это имя файла или имя модуля?</text:p>
        </text:list-item>
        <text:list-item>
          <text:p text:style-name="P251">одно ли это и то же, использовать в команде require имя файла с расширением и без расширения?</text:p>
        </text:list-item>
        <text:list-item>
          <text:p text:style-name="P251">можно ли указывать в require путь к файлу? Нужно ли?</text:p>
        </text:list-item>
        <text:list-item>
          <text:p text:style-name="P251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7">неупорядоченная </text:span><text:span text:style-name="T27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9">Д</text:span><text:span text:style-name="T39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31">&gt; time -p find_palindromes.rb</text:p>
      <text:p text:style-name="P131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1">Хэши</text:p>
            <text:p text:style-name="P151">Решение задачи find_words</text:p>
          </table:table-cell>
          <table:table-cell table:style-name="Table16.A1" office:value-type="string">
            <text:p text:style-name="P153">Занятие 16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405382271" text:style-name="L52">
        <text:list-item>
          <text:p text:style-name="P215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1">Сортировка хэша Hash#sort, Hash#sort_by</text:p>
            <text:p text:style-name="P151">Решение задачи cmpsort</text:p>
            <text:p text:style-name="P151">Решение задачи find_words</text:p>
          </table:table-cell>
          <table:table-cell table:style-name="Table17.A1" office:value-type="string">
            <text:p text:style-name="P153">Занятие 17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011747591" text:style-name="L53">
        <text:list-item>
          <text:p text:style-name="P216">lesson.17.tar.bz2</text:p>
        </text:list-item>
      </text:list>
      <text:list xml:id="list2174050291" text:continue-list="list1405382271" text:style-name="L52">
        <text:list-header>
          <text:p text:style-name="P259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24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7">нисходящем</text:span> порядке по <text:span text:style-name="T27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8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8">|</text:span><text:span text:style-name="T28">key</text:span><text:span text:style-name="T28">, </text:span><text:span text:style-name="T28">val</text:span><text:span text:style-name="T28">|</text:span></text:p>
      <text:p text:style-name="P50"><text:tab/><text:span text:style-name="T28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8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1">Решение задачи find_words</text:p>
          </table:table-cell>
          <table:table-cell table:style-name="Table18.A1" office:value-type="string">
            <text:p text:style-name="P153">Занятие 18</text:p>
            <text:p text:style-name="P153">(90 минут)</text:p>
          </table:table-cell>
        </table:table-row>
      </table:table>
      <text:p text:style-name="P151"/>
      <text:p text:style-name="P168">find_words - способы загрузки внешнего файла</text:p>
      <text:p text:style-name="P151"/>
      <text:p text:style-name="P151">load_queries_1</text:p>
      <text:p text:style-name="P151"><text:tab/>загружает все строки в массив, включая пустые. и с \n в конце</text:p>
      <text:p text:style-name="P151"/>
      <text:p text:style-name="P151">load_queries_2</text:p>
      <text:p text:style-name="P151"><text:tab/>загружает в массив, непустые строки, без \n</text:p>
      <text:p text:style-name="P151"/>
      <text:p text:style-name="P151">load_queries_3</text:p>
      <text:p text:style-name="P151"><text:tab/>преобразование массива в хэш</text:p>
      <text:p text:style-name="P151"/>
      <text:p text:style-name="P151">load_queries_4</text:p>
      <text:p text:style-name="P151"><text:tab/>еще вариант преобразования массива в хэш</text:p>
      <text:p text:style-name="P151"/>
      <text:p text:style-name="P151">load_queries_5</text:p>
      <text:p text:style-name="P151"><text:tab/>(рефакторинг) самый компактный вариант</text:p>
      <text:p text:style-name="P169"/>
      <text:p text:style-name="P165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5"><text:tab/>ответ: load_queries_6</text:p>
      <text:p text:style-name="P165">&gt;&gt;&gt; load_queries_6 содержит пример тернарной операции</text:p>
      <text:p text:style-name="P165"/>
      <text:p text:style-name="P167">find_words -- поиск</text:p>
      <text:p text:style-name="P167"/>
      <text:p text:style-name="P165">для нижеследующих заданий лучше использовать большой список queries (data/words.txt)</text:p>
      <text:p text:style-name="P165"/>
      <text:p text:style-name="P165">finding_queries_1 queries.txt</text:p>
      <text:p text:style-name="P192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2">time -p user=0.24</text:p>
      <text:p text:style-name="P165"/>
      <text:p text:style-name="P165">finding_queries_2</text:p>
      <text:p text:style-name="P193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93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93">time -p user=2215.42 (36min) (на words.txt)</text:p>
      <text:p text:style-name="P193"/>
      <text:p text:style-name="P108">finding_queries_3</text:p>
      <text:p text:style-name="P194">решение основано на finding_queries_2, но итерирование происходит по массиву слов предложения.</text:p>
      <text:p text:style-name="P194">time -p user=1232.39 (20min) (на words.txt)</text:p>
      <text:p text:style-name="P165"/>
      <text:p text:style-name="P165">finding_queries_4</text:p>
      <text:p text:style-name="P190"><text:span text:style-name="T37">хорошее решение, использующее хэш вместо массива. итерирование по </text:span><text:soft-page-break/><text:span text:style-name="T37">словам предложения.</text:span></text:p>
      <text:p text:style-name="P191">time -p user=0.97 (1.5sec) (на words.txt)</text:p>
      <text:p text:style-name="P191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91">построение подстрок от заданной позиции, используя string[start, end]</text:p>
      <text:p text:style-name="P191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1">ответ: all_substrings_2</text:p>
      <text:p text:style-name="P165"/>
      <text:p text:style-name="P165">all_substrings_3</text:p>
      <text:p text:style-name="P195">генерация всех подстрок длин 3 из заданного слова, начиная от начала слова.</text:p>
      <text:p text:style-name="P195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1">Introduction to CRF</text:p>
            <text:p text:style-name="P151">assign_properties</text:p>
          </table:table-cell>
          <table:table-cell table:style-name="Таблица6.A1" office:value-type="string">
            <text:p text:style-name="P153">Занятие 19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740152048" text:style-name="L54">
        <text:list-item>
          <text:p text:style-name="P252"><text:span text:style-name="T4">lesson.1</text:span><text:span text:style-name="T4">9</text:span><text:span text:style-name="T4">.tar.bz2</text:span></text:p>
        </text:list-item>
        <text:list-item>
          <text:p text:style-name="P217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1">Radix sort (поразрядная/цифровая сортировка)</text:p>
            <text:p text:style-name="P151"/>
          </table:table-cell>
          <table:table-cell table:style-name="Таблица7.A1" office:value-type="string">
            <text:p text:style-name="P153">Занятие 20</text:p>
            <text:p text:style-name="P153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945050131" text:continue-numbering="true" text:style-name="L54">
        <text:list-item>
          <text:p text:style-name="P252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7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2<text:span text:style-name="T1">3</text:span>45</text:p>
          </table:table-cell>
          <table:table-cell table:style-name="Таблица8.B4" office:value-type="string">
            <text:p text:style-name="P147">n <text:span text:style-name="T40">% 100</text:span><text:span text:style-name="T40">0</text:span><text:span text:style-name="T40"> / 10</text:span><text:span text:style-name="T40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7"/>
          </table:table-cell>
        </table:table-row>
        <table:table-row>
          <table:table-cell table:style-name="Таблица8.A2" office:value-type="float" office:value="12345">
            <text:p text:style-name="P147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7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1">Поразрядная сортировка для строк (radix sort for strings)</text:p>
            <text:p text:style-name="P151">String#ord, Integer#char</text:p>
          </table:table-cell>
          <table:table-cell table:style-name="Таблица9.A1" office:value-type="string">
            <text:p text:style-name="P153">Занятие 21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209226640" text:style-name="L55">
        <text:list-item>
          <text:p text:style-name="P218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510520848" text:style-name="L56">
        <text:list-item>
          <text:p text:style-name="P219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13">Шаг 2. </text:span><text:span text:style-name="T13">Работает ли сортировка для тесткейса #2?</text:span><text:span text:style-name="T13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7">left alignment</text:p>
          </table:table-cell>
          <table:table-cell table:style-name="Таблица10.B1" office:value-type="string">
            <text:p text:style-name="P150">right alignment</text:p>
          </table:table-cell>
        </table:table-row>
        <table:table-row>
          <table:table-cell table:style-name="Таблица10.A2" office:value-type="string">
            <text:p text:style-name="P147">1-2-3-4-5-6...</text:p>
          </table:table-cell>
          <table:table-cell table:style-name="Таблица10.B2" office:value-type="string">
            <text:p text:style-name="P150">1-2-3-4-5-6...</text:p>
          </table:table-cell>
        </table:table-row>
        <table:table-row>
          <table:table-cell table:style-name="Таблица10.A2" office:value-type="string">
            <text:p text:style-name="P147">a p p l e _</text:p>
          </table:table-cell>
          <table:table-cell table:style-name="Таблица10.B2" office:value-type="string">
            <text:p text:style-name="P150">_____apple</text:p>
          </table:table-cell>
        </table:table-row>
        <table:table-row>
          <table:table-cell table:style-name="Таблица10.A2" office:value-type="string">
            <text:p text:style-name="P147">a p p l e s</text:p>
          </table:table-cell>
          <table:table-cell table:style-name="Таблица10.B2" office:value-type="string">
            <text:p text:style-name="P150">____apples</text:p>
          </table:table-cell>
        </table:table-row>
        <table:table-row>
          <table:table-cell table:style-name="Таблица10.A2" office:value-type="string">
            <text:p text:style-name="P147">l a m p _</text:p>
          </table:table-cell>
          <table:table-cell table:style-name="Таблица10.B2" office:value-type="string">
            <text:p text:style-name="P150">_____lamp</text:p>
          </table:table-cell>
        </table:table-row>
        <table:table-row>
          <table:table-cell table:style-name="Таблица10.A2" office:value-type="string">
            <text:p text:style-name="P147">r a m i f i c a t i o n</text:p>
          </table:table-cell>
          <table:table-cell table:style-name="Таблица10.B2" office:value-type="string">
            <text:p text:style-name="P150">ramification</text:p>
          </table:table-cell>
        </table:table-row>
        <table:table-row>
          <table:table-cell table:style-name="Таблица10.A2" office:value-type="string">
            <text:p text:style-name="P147">ramp</text:p>
          </table:table-cell>
          <table:table-cell table:style-name="Таблица10.B2" office:value-type="string">
            <text:p text:style-name="P150">_____ramp</text:p>
          </table:table-cell>
        </table:table-row>
        <table:table-row>
          <table:table-cell table:style-name="Таблица10.A2" office:value-type="string">
            <text:p text:style-name="P147">...-4-3-2-1</text:p>
          </table:table-cell>
          <table:table-cell table:style-name="Таблица10.B2" office:value-type="string">
            <text:p text:style-name="P150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9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2">Работа с UTF-8<text:line-break/>CRF и text_spacer для русского текста</text:p>
          </table:table-cell>
          <table:table-cell table:style-name="Table19.A1" office:value-type="string">
            <text:p text:style-name="P153">Занятие 22</text:p>
            <text:p text:style-name="P153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1938320037" text:continue-list="list945050131" text:style-name="L54">
        <text:list-item>
          <text:p text:style-name="P260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41">ß</text:span> --&gt; SS но не всякое SS -&gt; <text:span text:style-name="T41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7"/>
          </table:table-cell>
          <table:table-cell table:style-name="Table22.A1" office:value-type="string">
            <text:p text:style-name="P147">train.txt</text:p>
          </table:table-cell>
          <table:table-cell table:style-name="Table22.C1" office:value-type="string">
            <text:p text:style-name="P147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70">да</text:p>
          </table:table-cell>
          <table:table-cell table:style-name="Table22.C2" office:value-type="string">
            <text:p text:style-name="P170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7">да</text:p>
          </table:table-cell>
          <table:table-cell table:style-name="Table22.C2" office:value-type="string">
            <text:p text:style-name="P147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71">лучше нет, чем да</text:p>
          </table:table-cell>
          <table:table-cell table:style-name="Table22.C2" office:value-type="string">
            <text:p text:style-name="P171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36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1">IO.popen</text:p>
          </table:table-cell>
          <table:table-cell table:style-name="Table21.A1" office:value-type="string">
            <text:p text:style-name="P153">Занятие 23</text:p>
            <text:p text:style-name="P153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141306268" text:continue-numbering="true" text:style-name="L54">
        <text:list-item>
          <text:p text:style-name="P217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6">Some things to think about when choosing between these mechanisms are:</text:p>
            <text:list xml:id="list881669079" text:style-name="L57">
              <text:list-item>
                <text:p text:style-name="P276">Do you just want stdout or do you need stderr as well? or even separated out? </text:p>
              </text:list-item>
              <text:list-item>
                <text:p text:style-name="P276">How big is your output? Do you want to hold the entire result in memory? </text:p>
              </text:list-item>
              <text:list-item>
                <text:p text:style-name="P276">Do you want to read some of your output while the subprocess is still running? </text:p>
              </text:list-item>
              <text:list-item>
                <text:p text:style-name="P276">Do you need result codes? </text:p>
              </text:list-item>
              <text:list-item>
                <text:p text:style-name="P277">Do you need a ruby object that represents the process and lets you kill it on demand? </text:p>
              </text:list-item>
            </text:list>
            <text:p text:style-name="P196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6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36"><text:tab/>IO</text:span>.<text:span text:style-name="T36">popen</text:span>("date") { <text:span text:style-name="T36">|</text:span><text:span text:style-name="T36">io</text:span><text:span text:style-name="T36">|</text:span> <text:span text:style-name="T36">puts</text:span> <text:span text:style-name="T36">io</text:span>.<text:span text:style-name="T36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36"><text:tab/></text:span><text:span text:style-name="T36">io = </text:span><text:span text:style-name="T36">IO</text:span>.<text:span text:style-name="T36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1">IO.popen</text:p>
            <text:p text:style-name="P151">IO#gets</text:p>
          </table:table-cell>
          <table:table-cell table:style-name="Table23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637688776" text:style-name="L58">
        <text:list-item>
          <text:p text:style-name="P220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0">какие способы позволяют забрать выход выполненной программы? - `cmd`, <text:s/>%x{cmd}, IO.popen</text:p>
        </text:list-item>
        <text:list-item>
          <text:p text:style-name="P220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0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0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0">Годиться ли IO.popen для запуска только лишь одиночных команд? – нет, и для пайпов тоже</text:p>
        </text:list-item>
        <text:list-item>
          <text:p text:style-name="P220">Как передать данные на вход команде/пайпу, открытому при помощи IO.popen – IO#puts</text:p>
        </text:list-item>
        <text:list-item>
          <text:p text:style-name="P253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0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0"><text:s/>Как бороться с буферизацией? – stdbuf, --flush</text:p>
        </text:list-item>
        <text:list-item>
          <text:p text:style-name="P220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0">Какие режимы открывания файла/пайпа есть - r, w, a и r+, w+, a+</text:p>
        </text:list-item>
        <text:list-item>
          <text:p text:style-name="P220">чем отличается w от a?</text:p>
        </text:list-item>
        <text:list-item>
          <text:p text:style-name="P220">Как нужно открыть пайп, чтобы иметь возможность как писать в него, так и читать? – r+ или w+</text:p>
        </text:list-item>
        <text:list-item>
          <text:p text:style-name="P220">В чем отличие r+ от w+ – при открытии файла, r+ ругнется, если файла нет. w+ просто его создаст</text:p>
        </text:list-item>
        <text:list-item>
          <text:p text:style-name="P220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639502066" text:style-name="L59">
        <text:list-item>
          <text:p text:style-name="P221">еще раз рассказать, что assign_properties необязателен (изменен слайд 175)</text:p>
        </text:list-item>
        <text:list-item>
          <text:p text:style-name="P221">разбор assign_properties</text:p>
        </text:list-item>
        <text:list-item>
          <text:p text:style-name="P221">разобрать скрипт verticalize</text:p>
        </text:list-item>
        <text:list-item>
          <text:p text:style-name="P221">объяснить: word, *tmp, tag = line.split</text:p>
        </text:list-item>
        <text:list-item>
          <text:p text:style-name="P221"><text:soft-page-break/>реализовать restore_spaces (slide 178). показать, как его тестировать на исходном train.vert с эталонными тегами.</text:p>
          <text:p text:style-name="P221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35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35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42"><text:tab/>IO.popen([</text:span><text:span text:style-name="T43">env</text:span>,] cmd, mode="r" [, opt])</text:p>
      <text:p text:style-name="P2"/>
      <text:p text:style-name="P16"><text:span text:style-name="T35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0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2">MatchData</text:p>
            <text:p text:style-name="P152">Регулярные выражения (разбор скриптов)<text:line-break/></text:p>
          </table:table-cell>
          <table:table-cell table:style-name="Table25.A1" office:value-type="string">
            <text:p text:style-name="P153">Занятие 25</text:p>
            <text:p text:style-name="P153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#чтотонетак!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Задания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2"><text:span text:style-name="T1">Продолжение занятия 25:</text:span><text:line-break/>MatchData</text:p>
            <text:p text:style-name="P152">Регулярные выражения (разбор скриптов)<text:line-break/>String#scan</text:p>
          </table:table-cell>
          <table:table-cell table:style-name="Таблица12.A1" office:value-type="string">
            <text:p text:style-name="P153">Занятие 26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732958179" text:style-name="L60">
        <text:list-item>
          <text:p text:style-name="P254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1">Вопросы</text:span></text:span></text:p>
      <text:p text:style-name="Standard"><text:span text:style-name="Source_20_Text"><text:span text:style-name="T11"/></text:span></text:p>
      <text:list xml:id="list1756259953" text:style-name="L61">
        <text:list-item>
          <text:p text:style-name="P255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55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55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55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55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55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55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55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1"/></text:span></text:p>
      <text:p text:style-name="Standard"><text:span text:style-name="Source_20_Text"><text:span text:style-name="T11">Matching metacharacter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Matching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7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Accessing backreference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oft-page-break/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oft-page-break/><text:span text:style-name="Source_20_Text"><text:span text:style-name="T6"/></text:span></text:p>
      <text:p text:style-name="P126"><text:span text:style-name="Source_20_Text"><text:span text:style-name="T34">if __FILE__ == $0</text:span></text:span></text:p>
      <text:p text:style-name="P129"><text:s text:c="2"/># ...</text:p>
      <text:p text:style-name="P129">end</text:p>
      <text:p text:style-name="Standard"><text:span text:style-name="Source_20_Text"><text:span text:style-name="T8"/></text:span></text:p>
      <text:p text:style-name="P127"><text:span text:style-name="Source_20_Text"><text:span text:style-name="T34">__FILE__ – имя текущего файла</text:span></text:span></text:p>
      <text:p text:style-name="P128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1">Памятка начинающего криптографа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Named groups/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1"/></text:span></text:p>
      <text:p text:style-name="P179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!!! Вопрос: в какую скобку попадает год в следующем РВ?</text:span></text:span></text:p>
      <text:p text:style-name="P179"><text:span text:style-name="Source_20_Text"><text:span text:style-name="T8"/></text:span></text:p>
      <text:p text:style-name="P179"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2">Практика<text:line-break/>Разбор заданий</text:p>
          </table:table-cell>
          <table:table-cell table:style-name="Table29.A1" office:value-type="string">
            <text:p text:style-name="P153">Занятие 27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11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2">Практика<text:line-break/></text:p>
          </table:table-cell>
          <table:table-cell table:style-name="Table30.A1" office:value-type="string">
            <text:p text:style-name="P153">Занятие 28</text:p>
            <text:p text:style-name="P153">(90 минут)</text:p>
          </table:table-cell>
        </table:table-row>
      </table:table>
      <text:p text:style-name="Standard"><text:span text:style-name="Source_20_Text"><text:span text:style-name="T11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2">Регулярные выражения<text:line-break/></text:p>
          </table:table-cell>
          <table:table-cell table:style-name="Table31.A1" office:value-type="string">
            <text:p text:style-name="P153">Занятие 29</text:p>
            <text:p text:style-name="P153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1">Раздаточный материал</text:span></text:span></text:p>
      <text:p text:style-name="Standard"><text:span text:style-name="Source_20_Text"><text:span text:style-name="T11"/></text:span></text:p>
      <text:list xml:id="list1277986692" text:style-name="L62">
        <text:list-item>
          <text:p text:style-name="P256"><text:span text:style-name="Source_20_Text"><text:span text:style-name="T5">lesson.29.tar.bz2</text:span></text:span></text:p>
          <text:p text:style-name="P256"><text:span text:style-name="Source_20_Text"><text:span text:style-name="T11"/></text:span></text:p>
        </text:list-item>
      </text:list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Опции/модификаторы в РВ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</text:span></text:span></text:p>
      <text:p text:style-name="Standard"><text:span text:style-name="Source_20_Text"><text:span text:style-name="T5">/re/m - Treat a newline as a character matched by .</text:span></text:span></text:p>
      <text:p text:style-name="Standard"><text:span text:style-name="Source_20_Text"><text:span text:style-name="T5">/re/x - Ignore whitespace and comments in the pattern</text:span></text:span></text:p>
      <text:p text:style-name="Standard"><text:span text:style-name="Source_20_Text"><text:span text:style-name="T5">/re/o - Perform #{} interpolation only once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Опции для отдельных скобок</text:span></text:span></text:p>
      <text:p text:style-name="Standard"><text:span text:style-name="Source_20_Text"><text:span text:style-name="T11"/></text:span></text:p>
      <text:p text:style-name="Standard"><text:soft-page-break/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Комментарии внутри РВ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1. не теряя пробелы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:(?#second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опция 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переделать коментарии из второго варианта в первый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1">Опция m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Якоря ^$ и \A \Z</text:span></text:span></text:p>
      <text:p text:style-name="Standard"><text:soft-page-break/><text:span text:style-name="Source_20_Text"><text:span text:style-name="T11"/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75"><text:span text:style-name="Source_20_Text"><text:span text:style-name="T11">&amp;&amp;&amp;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11">Non-capturing parenthesis</text:span></text:span></text:p>
      <text:p text:style-name="Standard"><text:span text:style-name="Source_20_Text"><text:span text:style-name="T11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6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1">???</text:p>
          </table:table-cell>
          <table:table-cell table:style-name="Table24.A1" office:value-type="string">
            <text:p text:style-name="P153">Занятие 24</text:p>
            <text:p text:style-name="P153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1">Всякое разное шило</text:p>
            <text:p text:style-name="P151"/>
          </table:table-cell>
          <table:table-cell table:style-name="Table20.A1" office:value-type="string">
            <text:p text:style-name="P153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1069175376" text:style-name="L63">
        <text:list-item>
          <text:p text:style-name="P246"><text:span text:style-name="T13">select!/keep_if – изменяют и</text:span>сх<text:span text:style-name="T13">одный объ</text:span>ек<text:span text:style-name="T13">т</text:span></text:p>
        </text:list-item>
        <text:list-item>
          <text:p text:style-name="P246"><text:span text:style-name="T13">select в</text:span>о<text:span text:style-name="T13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7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6">Оператор</text:p>
            </table:table-cell>
            <table:table-cell table:style-name="Table12.A1" office:value-type="string">
              <text:p text:style-name="P146">Значение</text:p>
            </table:table-cell>
            <table:table-cell table:style-name="Table12.C1" office:value-type="string">
              <text:p text:style-name="P146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3">+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+ b</text:p>
          </table:table-cell>
        </table:table-row>
        <table:table-row>
          <table:table-cell table:style-name="Table12.A2" office:value-type="string">
            <text:p text:style-name="P173">-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a - 5 #=&gt; -2</text:p>
          </table:table-cell>
        </table:table-row>
        <table:table-row>
          <table:table-cell table:style-name="Table12.A2" office:value-type="string">
            <text:p text:style-name="P173">/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10 / 8 # =&gt; 1</text:p>
          </table:table-cell>
        </table:table-row>
        <table:table-row>
          <table:table-cell table:style-name="Table12.A2" office:value-type="string">
            <text:p text:style-name="P173">*</text:p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>2 * 5 * b #=&gt; 20</text:p>
          </table:table-cell>
        </table:table-row>
        <table:table-row>
          <table:table-cell table:style-name="Table12.A2" office:value-type="string">
            <text:p text:style-name="P173">%</text:p>
          </table:table-cell>
          <table:table-cell table:style-name="Table12.A2" office:value-type="string">
            <text:p text:style-name="P173">остаток от деления (remainder; modulo)</text:p>
          </table:table-cell>
          <table:table-cell table:style-name="Table12.C2" office:value-type="string">
            <text:p text:style-name="P173">10 % 3 #=&gt; 1</text:p>
          </table:table-cell>
        </table:table-row>
        <table:table-row table:style-name="Table12.7">
          <table:table-cell table:style-name="Table12.A2" office:value-type="string">
            <text:p text:style-name="P173">**</text:p>
          </table:table-cell>
          <table:table-cell table:style-name="Table12.A2" office:value-type="string">
            <text:p text:style-name="P173">экспоненциация (возведение в степень)</text:p>
          </table:table-cell>
          <table:table-cell table:style-name="Table12.C2" office:value-type="string">
            <text:p text:style-name="P173">b**8 #=&gt; 256</text:p>
          </table:table-cell>
        </table:table-row>
        <table:table-row table:style-name="Table12.7">
          <table:table-cell table:style-name="Table12.A2" office:value-type="string">
            <text:p text:style-name="P173"/>
          </table:table-cell>
          <table:table-cell table:style-name="Table12.A2" office:value-type="string">
            <text:p text:style-name="P173"/>
          </table:table-cell>
          <table:table-cell table:style-name="Table12.C2" office:value-type="string">
            <text:p text:style-name="P173"/>
          </table:table-cell>
        </table:table-row>
      </table:table>
      <text:p text:style-name="P95"/>
      <text:list xml:id="list607440567" text:style-name="L64">
        <text:list-item>
          <text:p text:style-name="P247">унарная оператор – оператор, принимающий один аргумент (операнд)</text:p>
        </text:list-item>
        <text:list-item>
          <text:p text:style-name="P247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3">-</text:p>
          </table:table-cell>
          <table:table-cell table:style-name="Table13.A1" office:value-type="string">
            <text:p text:style-name="P173">унарный минус</text:p>
          </table:table-cell>
          <table:table-cell table:style-name="Table13.C1" office:value-type="string">
            <text:p text:style-name="P173">-5 <text:s/>-a</text:p>
          </table:table-cell>
        </table:table-row>
        <table:table-row>
          <table:table-cell table:style-name="Table13.A2" office:value-type="string">
            <text:p text:style-name="P173">+</text:p>
          </table:table-cell>
          <table:table-cell table:style-name="Table13.A2" office:value-type="string">
            <text:p text:style-name="P173">унарный плюс</text:p>
          </table:table-cell>
          <table:table-cell table:style-name="Table13.C2" office:value-type="string">
            <text:p text:style-name="P173">+</text:p>
          </table:table-cell>
        </table:table-row>
      </table:table>
      <text:p text:style-name="P95"/>
      <text:p text:style-name="P95">есть битовые операции</text:p>
      <text:list xml:id="list1118495819" text:style-name="L65">
        <text:list-item>
          <text:p text:style-name="P248">двоичное смещение вправо: 10 &gt;&gt; 1 #=&gt; 5 равноценно делению на 2</text:p>
        </text:list-item>
        <text:list-item>
          <text:p text:style-name="P248">двоичное смещение влево: 10 &lt;&lt; 2 #= &gt; 40 равноценно умножению на 4</text:p>
          <text:p text:style-name="P249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7">Оператор</text:p>
          </table:table-cell>
          <table:table-cell table:style-name="Table15.B1" office:value-type="string">
            <text:p text:style-name="P147">Описание</text:p>
          </table:table-cell>
        </table:table-row>
        <table:table-row>
          <table:table-cell table:style-name="Table15.A2" office:value-type="string">
            <text:p text:style-name="P147">**</text:p>
          </table:table-cell>
          <table:table-cell table:style-name="Table15.B2" office:value-type="string">
            <text:p text:style-name="P147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20">!+-</text:span></text:span></text:p>
          </table:table-cell>
          <table:table-cell table:style-name="Table15.B2" office:value-type="string">
            <text:p text:style-name="P147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7">* / %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+ -</text:p>
          </table:table-cell>
          <table:table-cell table:style-name="Table15.B2" office:value-type="string">
            <text:p text:style-name="P147"/>
          </table:table-cell>
        </table:table-row>
        <table:table-row>
          <table:table-cell table:style-name="Table15.A2" office:value-type="string">
            <text:p text:style-name="P147">&lt; &gt; &lt;= &gt;=</text:p>
          </table:table-cell>
          <table:table-cell table:style-name="Table15.B2" office:value-type="string">
            <text:p text:style-name="P147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20">&lt;=&gt; == === != =~ !~</text:span></text:span></text:p>
          </table:table-cell>
          <table:table-cell table:style-name="Table15.B2" office:value-type="string">
            <text:p text:style-name="P147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7">&amp;&amp;</text:p>
          </table:table-cell>
          <table:table-cell table:style-name="Table15.B2" office:value-type="string">
            <text:p text:style-name="P147">логическое И</text:p>
          </table:table-cell>
        </table:table-row>
        <table:table-row>
          <table:table-cell table:style-name="Table15.A2" office:value-type="string">
            <text:p text:style-name="P147">||</text:p>
          </table:table-cell>
          <table:table-cell table:style-name="Table15.B2" office:value-type="string">
            <text:p text:style-name="P147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8">= %= /= -= += *= ||= **=</text:span></text:span></text:p>
          </table:table-cell>
          <table:table-cell table:style-name="Table15.B2" office:value-type="string">
            <text:p text:style-name="P147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7">not</text:p>
          </table:table-cell>
          <table:table-cell table:style-name="Table15.B2" office:value-type="string">
            <text:p text:style-name="P147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7">and or</text:p>
          </table:table-cell>
          <table:table-cell table:style-name="Table15.B2" office:value-type="string">
            <text:p text:style-name="P147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7"/>
          </table:table-cell>
          <table:table-cell table:style-name="Table15.B2" office:value-type="string">
            <text:p text:style-name="P147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25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7">y += 1</text:p>
          </table:table-cell>
          <table:table-cell table:style-name="Table14.C1" office:value-type="string">
            <text:p text:style-name="P147">нету: <text:s/>y++</text:p>
          </table:table-cell>
        </table:table-row>
        <table:table-row>
          <table:table-cell table:style-name="Table14.A2" office:value-type="string">
            <text:p text:style-name="P147">y = y - 2</text:p>
          </table:table-cell>
          <table:table-cell table:style-name="Table14.A2" office:value-type="string">
            <text:p text:style-name="P147">y -= 2</text:p>
          </table:table-cell>
          <table:table-cell table:style-name="Table14.C2" office:value-type="string">
            <text:p text:style-name="P147">нету: y--</text:p>
          </table:table-cell>
        </table:table-row>
        <table:table-row>
          <table:table-cell table:style-name="Table14.A2" office:value-type="string">
            <text:p text:style-name="P147">y = y * 2</text:p>
          </table:table-cell>
          <table:table-cell table:style-name="Table14.A2" office:value-type="string">
            <text:p text:style-name="P147">y *=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%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/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/>
          </table:table-cell>
          <table:table-cell table:style-name="Table14.A2" office:value-type="string">
            <text:p text:style-name="P147">y 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y ** 3</text:p>
          </table:table-cell>
          <table:table-cell table:style-name="Table14.A2" office:value-type="string">
            <text:p text:style-name="P147">y **= 2</text:p>
          </table:table-cell>
          <table:table-cell table:style-name="Table14.C2" office:value-type="string">
            <text:p text:style-name="P147"/>
          </table:table-cell>
        </table:table-row>
        <table:table-row>
          <table:table-cell table:style-name="Table14.A2" office:value-type="string">
            <text:p text:style-name="P147">y = 3 если y неопределено</text:p>
          </table:table-cell>
          <table:table-cell table:style-name="Table14.A2" office:value-type="string">
            <text:p text:style-name="P147">y ||= 3</text:p>
          </table:table-cell>
          <table:table-cell table:style-name="Table14.C2" office:value-type="string">
            <text:p text:style-name="P147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8">!!! задание: попробовать в irb. Измениться ли значение переменной a ?</text:span></text:span></text:p>
      <text:p text:style-name="P97"><text:span text:style-name="Source_20_Text"><text:span text:style-name="T18"/></text:span></text:p>
      <text:p text:style-name="P142"><text:span text:style-name="Source_20_Text"><text:span text:style-name="T18">a ||= 2</text:span></text:span></text:p>
      <text:p text:style-name="P133"><text:span text:style-name="Source_20_Text"><text:span text:style-name="T14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3-20T19:08:05</dc:date>
    <meta:editing-duration>P13DT21H4M51S</meta:editing-duration>
    <meta:editing-cycles>1444</meta:editing-cycles>
    <dc:creator>Nikolai Krot</dc:creator>
    <meta:document-statistic meta:table-count="47" meta:image-count="0" meta:object-count="0" meta:page-count="113" meta:paragraph-count="3047" meta:word-count="17155" meta:character-count="108835" meta:non-whitespace-character-count="101750"/>
  </office:meta>
</office:document-meta>
</file>